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49.65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4.73pt" svg:y="14448.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00.78pt" svg:y="9997.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7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3.15pt" draw:z-index="4" draw:style-name="gr3" draw:text-style-name="P3" svg:width="39.74pt" svg:height="15.05pt" svg:x="22.08pt" svg:y="20.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0.35pt" draw:z-index="5" draw:style-name="gr3" draw:text-style-name="P3" svg:width="39.49pt" svg:height="15.05pt" svg:x="64.26pt" svg:y="17.7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2">00/00/0000</text:date>, <text:time style:data-style-name="N2" text:time-value="08:46:45.5550942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02T14:39:21.413576112</dc:date>
    <meta:editing-duration>P75DT6H44M38S</meta:editing-duration>
    <meta:editing-cycles>3014</meta:editing-cycles>
    <meta:generator>LibreOffice/5.1.6.2$Linux_X86_64 LibreOffice_project/10m0$Build-2</meta:generator>
    <meta:document-statistic meta:table-count="3" meta:cell-count="527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